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000000" draw:marker-start-width="0.518cm" draw:marker-end-width="0.518cm" svg:stroke-opacity="0%" draw:fill-color="#000000" draw:opacity="100%" draw:opacity-name="" draw:textarea-horizontal-align="justify" draw:textarea-vertical-align="middle" draw:auto-grow-height="false" fo:min-height="0.135cm" fo:min-width="0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8cm" draw:marker-end-width="0.518cm" svg:stroke-opacity="0%" draw:fill-color="#000000" draw:opacity="100%" draw:opacity-name="" draw:textarea-horizontal-align="justify" draw:textarea-vertical-align="middle" draw:auto-grow-height="false" fo:min-height="0.134cm" fo:min-width="0cm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000000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843cm" svg:height="0.843cm" svg:x="0.716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2.376cm" svg:y="1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4.036cm" svg:y="1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43cm" svg:height="0.842cm" svg:x="5.696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7.271cm" svg:y="1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43cm" svg:height="0.842cm" svg:x="8.931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43cm" svg:height="0.842cm" svg:x="10.591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12.251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43cm" svg:height="0.842cm" svg:x="13.908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43cm" svg:height="0.842cm" svg:x="15.568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17.228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43cm" svg:height="0.842cm" svg:x="18.803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20.463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22.123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43cm" svg:height="0.842cm" svg:x="0.717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43cm" svg:height="0.842cm" svg:x="2.377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42cm" svg:height="0.842cm" svg:x="4.037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2cm" svg:height="0.843cm" svg:x="5.697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43cm" svg:height="0.842cm" svg:x="7.27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8.93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2cm" svg:height="0.843cm" svg:x="10.59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2cm" svg:height="0.843cm" svg:x="12.252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843cm" svg:height="0.843cm" svg:x="13.909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15.569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17.229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18.804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20.464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22.124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43cm" svg:height="0.842cm" svg:x="0.717cm" svg:y="5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2.377cm" svg:y="5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2cm" svg:height="0.843cm" svg:x="4.037cm" svg:y="5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2cm" svg:height="0.843cm" svg:x="5.697cm" svg:y="5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843cm" svg:height="0.843cm" svg:x="7.272cm" svg:y="5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8.932cm" svg:y="5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2cm" svg:height="0.843cm" svg:x="10.592cm" svg:y="5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2cm" svg:height="0.843cm" svg:x="12.252cm" svg:y="5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843cm" svg:height="0.843cm" svg:x="13.909cm" svg:y="5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15.569cm" svg:y="5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17.229cm" svg:y="5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18.804cm" svg:y="5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843cm" svg:height="0.843cm" svg:x="20.464cm" svg:y="5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22.124cm" svg:y="5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2cm" svg:height="0.843cm" svg:x="0.718cm" svg:y="7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2cm" svg:height="0.843cm" svg:x="2.378cm" svg:y="7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843cm" svg:height="0.843cm" svg:x="4.037cm" svg:y="7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5.697cm" svg:y="7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42cm" svg:height="0.843cm" svg:x="7.273cm" svg:y="7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2cm" svg:height="0.843cm" svg:x="8.933cm" svg:y="7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43cm" svg:height="0.843cm" svg:x="10.592cm" svg:y="7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43cm" svg:height="0.842cm" svg:x="12.252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43cm" svg:height="0.843cm" svg:x="13.91cm" svg:y="7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15.57cm" svg:y="7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842cm" svg:height="0.842cm" svg:x="17.23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18.805cm" svg:y="7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843cm" svg:height="0.842cm" svg:x="20.46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43cm" svg:height="0.842cm" svg:x="22.12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0.718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0.843cm" svg:height="0.842cm" svg:x="2.378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" draw:id="id23" draw:layer="layout" svg:width="0.843cm" svg:height="0.842cm" svg:x="4.038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43cm" svg:height="0.843cm" svg:x="5.698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" draw:id="id22" draw:layer="layout" svg:width="0.843cm" svg:height="0.842cm" svg:x="7.273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43cm" svg:height="0.843cm" svg:x="8.933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843cm" svg:height="0.843cm" svg:x="10.593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43cm" svg:height="0.843cm" svg:x="12.253cm" svg:y="9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842cm" svg:height="0.843cm" svg:x="13.911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42cm" svg:height="0.843cm" svg:x="15.571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843cm" svg:height="0.843cm" svg:x="17.23cm" svg:y="9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43cm" svg:height="0.843cm" svg:x="18.806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842cm" svg:height="0.843cm" svg:x="20.466cm" svg:y="9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42cm" svg:height="0.843cm" svg:x="22.126cm" svg:y="9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43cm" svg:height="0.842cm" svg:x="23.703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25.363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843cm" svg:height="0.843cm" svg:x="27.023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23.704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25.364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843cm" svg:height="0.843cm" svg:x="27.024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23.704cm" svg:y="5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25.364cm" svg:y="5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843cm" svg:height="0.843cm" svg:x="27.024cm" svg:y="5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43cm" svg:height="0.843cm" svg:x="23.705cm" svg:y="7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43cm" svg:height="0.842cm" svg:x="25.36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843cm" svg:height="0.842cm" svg:x="27.02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43cm" svg:height="0.843cm" svg:x="23.706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42cm" svg:height="0.843cm" svg:x="25.366cm" svg:y="9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842cm" svg:height="0.843cm" svg:x="27.026cm" svg:y="9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6.085cm" svg:y1="9.948cm" svg:x2="27.148cm" svg:y2="8.469cm" draw:start-shape="id1" draw:start-glue-point="11" draw:end-shape="id2" draw:end-glue-point="7" svg:d="M26085 9948l1063-1479" svg:viewBox="0 0 1064 1480">
          <text:p/>
        </draw:connector>
        <draw:connector draw:style-name="gr3" draw:text-style-name="P2" draw:layer="layout" draw:type="line" svg:x1="22.845cm" svg:y1="9.948cm" svg:x2="23.828cm" svg:y2="8.469cm" draw:start-shape="id3" draw:start-glue-point="11" draw:end-shape="id4" draw:end-glue-point="7" svg:d="M22845 9948l983-1479" svg:viewBox="0 0 984 1480">
          <text:p/>
        </draw:connector>
        <draw:connector draw:style-name="gr3" draw:text-style-name="P2" draw:layer="layout" draw:type="line" svg:x1="19.526cm" svg:y1="9.947cm" svg:x2="20.588cm" svg:y2="8.469cm" draw:start-shape="id5" draw:start-glue-point="11" draw:end-shape="id6" draw:end-glue-point="7" svg:d="M19526 9947l1062-1478" svg:viewBox="0 0 1063 1479">
          <text:p/>
        </draw:connector>
        <draw:connector draw:style-name="gr3" draw:text-style-name="P2" draw:layer="layout" draw:type="line" svg:x1="16.29cm" svg:y1="9.947cm" svg:x2="17.353cm" svg:y2="8.469cm" draw:start-shape="id7" draw:start-glue-point="11" draw:end-shape="id8" draw:end-glue-point="7" svg:d="M16290 9947l1063-1478" svg:viewBox="0 0 1064 1479">
          <text:p/>
        </draw:connector>
        <draw:connector draw:style-name="gr3" draw:text-style-name="P2" draw:layer="layout" draw:type="line" svg:x1="12.973cm" svg:y1="9.948cm" svg:x2="14.033cm" svg:y2="8.469cm" draw:start-shape="id9" draw:start-glue-point="11" draw:end-shape="id10" draw:end-glue-point="7" svg:d="M12973 9948l1060-1479" svg:viewBox="0 0 1061 1480">
          <text:p/>
        </draw:connector>
        <draw:connector draw:style-name="gr3" draw:text-style-name="P2" draw:layer="layout" draw:type="line" svg:x1="9.653cm" svg:y1="9.947cm" svg:x2="10.715cm" svg:y2="8.469cm" draw:start-shape="id11" draw:start-glue-point="11" draw:end-shape="id12" draw:end-glue-point="7" svg:d="M9653 9947l1062-1478" svg:viewBox="0 0 1063 1479">
          <text:p/>
        </draw:connector>
        <draw:connector draw:style-name="gr3" draw:text-style-name="P2" draw:layer="layout" draw:type="line" svg:x1="6.418cm" svg:y1="9.947cm" svg:x2="7.396cm" svg:y2="8.468cm" draw:start-shape="id13" draw:start-glue-point="11" draw:end-shape="id14" draw:end-glue-point="7" svg:d="M6418 9947l978-1479" svg:viewBox="0 0 979 1480">
          <text:p/>
        </draw:connector>
        <draw:connector draw:style-name="gr3" draw:text-style-name="P2" draw:layer="layout" draw:type="line" svg:x1="3.098cm" svg:y1="9.947cm" svg:x2="4.16cm" svg:y2="8.468cm" draw:start-shape="id15" draw:start-glue-point="11" draw:end-shape="id16" draw:end-glue-point="7" svg:d="M3098 9947l1062-1479" svg:viewBox="0 0 1063 1480">
          <text:p/>
        </draw:connector>
        <draw:connector draw:style-name="gr3" draw:text-style-name="P2" draw:layer="layout" draw:type="line" svg:x1="27.447cm" svg:y1="9.825cm" svg:x2="27.446cm" svg:y2="8.592cm" draw:start-shape="id17" draw:start-glue-point="4" draw:end-shape="id2" draw:end-glue-point="2" svg:d="M27447 9825l-1-1233" svg:viewBox="0 0 2 1234">
          <text:p/>
        </draw:connector>
        <draw:connector draw:style-name="gr3" draw:text-style-name="P2" draw:layer="layout" draw:type="line" svg:x1="24.13cm" svg:y1="9.825cm" svg:x2="24.129cm" svg:y2="8.592cm" svg:d="M24130 9825l-1-1233" svg:viewBox="0 0 2 1234">
          <text:p/>
        </draw:connector>
        <draw:connector draw:style-name="gr3" draw:text-style-name="P2" draw:layer="layout" draw:type="line" svg:x1="20.887cm" svg:y1="9.825cm" svg:x2="20.887cm" svg:y2="8.592cm" draw:start-shape="id18" draw:start-glue-point="4" draw:end-shape="id6" draw:end-glue-point="8" svg:d="M20887 9825v-1233" svg:viewBox="0 0 1 1234">
          <text:p/>
        </draw:connector>
        <draw:connector draw:style-name="gr3" draw:text-style-name="P2" draw:layer="layout" draw:type="line" svg:x1="17.652cm" svg:y1="9.825cm" svg:x2="17.651cm" svg:y2="8.592cm" draw:start-shape="id19" draw:start-glue-point="4" draw:end-shape="id8" draw:end-glue-point="8" svg:d="M17652 9825l-1-1233" svg:viewBox="0 0 2 1234">
          <text:p/>
        </draw:connector>
        <draw:connector draw:style-name="gr3" draw:text-style-name="P2" draw:layer="layout" draw:type="line" svg:x1="14.332cm" svg:y1="9.824cm" svg:x2="14.332cm" svg:y2="8.592cm" draw:start-shape="id20" draw:start-glue-point="4" draw:end-shape="id10" draw:end-glue-point="8" svg:d="M14332 9824v-1232" svg:viewBox="0 0 1 1233">
          <text:p/>
        </draw:connector>
        <draw:connector draw:style-name="gr3" draw:text-style-name="P2" draw:layer="layout" draw:type="line" svg:x1="11.015cm" svg:y1="9.824cm" svg:x2="11.014cm" svg:y2="8.592cm" draw:start-shape="id21" draw:start-glue-point="4" draw:end-shape="id12" draw:end-glue-point="8" svg:d="M11015 9824l-1-1232" svg:viewBox="0 0 2 1233">
          <text:p/>
        </draw:connector>
        <draw:connector draw:style-name="gr3" draw:text-style-name="P2" draw:layer="layout" draw:type="line" svg:x1="7.695cm" svg:y1="9.824cm" svg:x2="7.694cm" svg:y2="8.591cm" draw:start-shape="id22" draw:start-glue-point="4" draw:end-shape="id14" draw:end-glue-point="8" svg:d="M7695 9824l-1-1233" svg:viewBox="0 0 2 1234">
          <text:p/>
        </draw:connector>
        <draw:connector draw:style-name="gr3" draw:text-style-name="P2" draw:layer="layout" draw:type="line" svg:x1="4.46cm" svg:y1="9.824cm" svg:x2="4.459cm" svg:y2="8.591cm" draw:start-shape="id23" draw:start-glue-point="4" draw:end-shape="id16" draw:end-glue-point="8" svg:d="M4460 9824l-1-1233" svg:viewBox="0 0 2 1234">
          <text:p/>
        </draw:connector>
        <draw:connector draw:style-name="gr3" draw:text-style-name="P2" draw:layer="layout" draw:type="line" svg:x1="27.447cm" svg:y1="7.75cm" svg:x2="27.445cm" svg:y2="6.518cm" draw:start-shape="id2" draw:start-glue-point="4" draw:end-shape="id24" svg:d="M27447 7750l-2-1232" svg:viewBox="0 0 3 1233">
          <text:p/>
        </draw:connector>
        <draw:connector draw:style-name="gr3" draw:text-style-name="P2" draw:layer="layout" draw:type="line" svg:x1="27.446cm" svg:y1="5.675cm" svg:x2="27.446cm" svg:y2="4.444cm" draw:start-shape="id24" draw:start-glue-point="4" draw:end-shape="id25" draw:end-glue-point="8" svg:d="M27446 5675v-1231" svg:viewBox="0 0 1 1232">
          <text:p/>
        </draw:connector>
        <draw:connector draw:style-name="gr3" draw:text-style-name="P2" draw:layer="layout" draw:type="line" svg:x1="27.446cm" svg:y1="3.601cm" svg:x2="27.445cm" svg:y2="2.369cm" draw:start-shape="id25" draw:start-glue-point="4" draw:end-shape="id26" draw:end-glue-point="8" svg:d="M27446 3601l-1-1232" svg:viewBox="0 0 2 1233">
          <text:p/>
        </draw:connector>
        <draw:connector draw:style-name="gr3" draw:text-style-name="P2" draw:layer="layout" draw:type="line" svg:x1="24.425cm" svg:y1="7.872cm" svg:x2="27.147cm" svg:y2="6.395cm" draw:start-shape="id4" draw:start-glue-point="11" draw:end-shape="id24" draw:end-glue-point="7" svg:d="M24425 7872l2722-1477" svg:viewBox="0 0 2723 1478">
          <text:p/>
        </draw:connector>
        <draw:connector draw:style-name="gr3" draw:text-style-name="P2" draw:layer="layout" draw:type="line" svg:x1="17.949cm" svg:y1="7.873cm" svg:x2="20.587cm" svg:y2="6.395cm" draw:start-shape="id8" draw:start-glue-point="11" draw:end-shape="id27" draw:end-glue-point="7" svg:d="M17949 7873l2638-1478" svg:viewBox="0 0 2639 1479">
          <text:p/>
        </draw:connector>
        <draw:connector draw:style-name="gr3" draw:text-style-name="P2" draw:layer="layout" draw:type="line" svg:x1="11.312cm" svg:y1="7.872cm" svg:x2="14.032cm" svg:y2="6.394cm" draw:start-shape="id12" draw:start-glue-point="11" draw:end-shape="id28" draw:end-glue-point="7" svg:d="M11312 7872l2720-1478" svg:viewBox="0 0 2721 1479">
          <text:p/>
        </draw:connector>
        <draw:connector draw:style-name="gr3" draw:text-style-name="P2" draw:layer="layout" draw:type="line" svg:x1="4.757cm" svg:y1="7.871cm" svg:x2="7.395cm" svg:y2="6.393cm" draw:start-shape="id16" draw:start-glue-point="11" draw:end-shape="id29" draw:end-glue-point="7" svg:d="M4757 7871l2638-1478" svg:viewBox="0 0 2639 1479">
          <text:p/>
        </draw:connector>
        <draw:connector draw:style-name="gr3" draw:text-style-name="P2" draw:layer="layout" draw:type="line" svg:x1="20.887cm" svg:y1="7.75cm" svg:x2="20.886cm" svg:y2="6.518cm" draw:start-shape="id6" draw:start-glue-point="4" draw:end-shape="id27" draw:end-glue-point="8" svg:d="M20887 7750l-1-1232" svg:viewBox="0 0 2 1233">
          <text:p/>
        </draw:connector>
        <draw:connector draw:style-name="gr3" draw:text-style-name="P2" draw:layer="layout" draw:type="line" svg:x1="14.332cm" svg:y1="7.749cm" svg:x2="14.331cm" svg:y2="6.517cm" draw:start-shape="id10" draw:start-glue-point="4" draw:end-shape="id28" draw:end-glue-point="8" svg:d="M14332 7749l-1-1232" svg:viewBox="0 0 2 1233">
          <text:p/>
        </draw:connector>
        <draw:connector draw:style-name="gr3" draw:text-style-name="P2" draw:layer="layout" draw:type="line" svg:x1="7.694cm" svg:y1="7.748cm" svg:x2="7.694cm" svg:y2="6.516cm" draw:start-shape="id14" draw:start-glue-point="4" draw:end-shape="id29" draw:end-glue-point="8" svg:d="M7694 7748v-1232" svg:viewBox="0 0 1 1233">
          <text:p/>
        </draw:connector>
        <draw:connector draw:style-name="gr3" draw:text-style-name="P2" draw:layer="layout" draw:type="line" svg:x1="21.184cm" svg:y1="5.798cm" svg:x2="27.147cm" svg:y2="4.321cm" draw:start-shape="id27" draw:start-glue-point="11" draw:end-shape="id25" draw:end-glue-point="7" svg:d="M21184 5798l5963-1477" svg:viewBox="0 0 5964 1478">
          <text:p/>
        </draw:connector>
        <draw:connector draw:style-name="gr3" draw:text-style-name="P2" draw:layer="layout" draw:type="line" svg:x1="7.992cm" svg:y1="5.796cm" svg:x2="14.032cm" svg:y2="4.32cm" draw:start-shape="id29" draw:start-glue-point="11" draw:end-shape="id30" draw:end-glue-point="7" svg:d="M7992 5796l6040-1476" svg:viewBox="0 0 6041 1477">
          <text:p/>
        </draw:connector>
        <draw:connector draw:style-name="gr3" draw:text-style-name="P2" draw:layer="layout" draw:type="line" svg:x1="14.629cm" svg:y1="3.723cm" svg:x2="27.146cm" svg:y2="2.246cm" draw:start-shape="id30" draw:start-glue-point="11" draw:end-shape="id26" draw:end-glue-point="7" svg:d="M14629 3723l12517-1477" svg:viewBox="0 0 12518 1478">
          <text:p/>
        </draw:connector>
        <draw:connector draw:style-name="gr3" draw:text-style-name="P2" draw:layer="layout" draw:type="line" svg:x1="14.331cm" svg:y1="5.674cm" svg:x2="14.331cm" svg:y2="4.443cm" draw:start-shape="id28" draw:start-glue-point="4" draw:end-shape="id30" draw:end-glue-point="8" svg:d="M14331 5674v-1231" svg:viewBox="0 0 1 1232">
          <text:p/>
        </draw:connecto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20:49:36.348021747</meta:creation-date>
    <dc:date>2019-04-03T21:17:35.123841670</dc:date>
    <meta:editing-duration>PT2M7S</meta:editing-duration>
    <meta:editing-cycles>1</meta:editing-cycles>
    <meta:document-statistic meta:object-count="138"/>
    <meta:generator>LibreOffice/6.0.7.3$Linux_X86_64 LibreOffice_project/00m0$Build-3</meta:generator>
  </office:meta>
</office:document-meta>
</file>